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none" draw:stroke-dash="Dash" draw:fill="none" draw:textarea-vertical-align="middle"/>
      <style:paragraph-properties style:writing-mode="lr-tb"/>
    </style:style>
    <style:style style:name="gr2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.5cm" fo:min-width="4.5cm"/>
      <style:paragraph-properties style:writing-mode="lr-tb"/>
    </style:style>
    <style:style style:name="gr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2cm" fo:min-width="4.5cm"/>
      <style:paragraph-properties style:writing-mode="lr-tb"/>
    </style:style>
    <style:style style:name="gr4" style:family="graphic" style:parent-style-name="standard" style:list-style-name="L1">
      <style:graphic-properties svg:stroke-color="#999999" draw:fill="solid" draw:fill-color="#eeeeee" draw:textarea-horizontal-align="justify" draw:textarea-vertical-align="middle" draw:auto-grow-height="false" fo:min-height="2cm" fo:min-width="4.5cm"/>
      <style:paragraph-properties style:writing-mode="lr-tb"/>
    </style:style>
    <style:style style:name="gr5" style:family="graphic" style:parent-style-name="standard">
      <style:graphic-properties svg:stroke-color="#999999" draw:fill="solid" draw:fill-color="#ffffd7" draw:textarea-horizontal-align="justify" draw:textarea-vertical-align="middle" draw:auto-grow-height="false" fo:min-height="0.5cm" fo:min-width="4.5cm"/>
      <style:paragraph-properties style:writing-mode="lr-tb"/>
    </style:style>
    <style:style style:name="gr6" style:family="graphic" style:parent-style-name="standard" style:list-style-name="L1">
      <style:graphic-properties svg:stroke-color="#999999" draw:fill="solid" draw:fill-color="#ffffd7" draw:textarea-horizontal-align="justify" draw:textarea-vertical-align="middle" draw:auto-grow-height="false" fo:min-height="2.25cm" fo:min-width="4.5cm"/>
      <style:paragraph-properties style:writing-mode="lr-tb"/>
    </style:style>
    <style:style style:name="gr7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05cm"/>
      <style:paragraph-properties style:writing-mode="lr-tb"/>
    </style:style>
    <style:style style:name="gr8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4cm" fo:min-width="5.05cm"/>
      <style:paragraph-properties style:writing-mode="lr-tb"/>
    </style:style>
    <style:style style:name="gr9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05cm"/>
      <style:paragraph-properties style:writing-mode="lr-tb"/>
    </style:style>
    <style:style style:name="gr10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5.75cm" fo:min-width="5.05cm"/>
      <style:paragraph-properties style:writing-mode="lr-tb"/>
    </style:style>
    <style:style style:name="gr11" style:family="graphic" style:parent-style-name="standard" style:list-style-name="L1">
      <style:graphic-properties svg:stroke-color="#999999" draw:fill="solid" draw:fill-color="#ffffd7" draw:textarea-horizontal-align="justify" draw:textarea-vertical-align="middle" draw:auto-grow-height="false" fo:min-height="2.25cm" fo:min-width="4.5cm"/>
      <style:paragraph-properties style:writing-mode="lr-tb"/>
    </style:style>
    <style:style style:name="gr12" style:family="graphic" style:parent-style-name="standard" style:list-style-name="L1">
      <style:graphic-properties svg:stroke-color="#999999" draw:fill="solid" draw:fill-color="#ffffd7" draw:textarea-horizontal-align="justify" draw:textarea-vertical-align="middle" draw:auto-grow-height="false" fo:min-height="0.5cm" fo:min-width="4.5cm"/>
      <style:paragraph-properties style:writing-mode="lr-tb"/>
    </style:style>
    <style:style style:name="gr13" style:family="graphic" style:parent-style-name="standard" style:list-style-name="L1">
      <style:graphic-properties svg:stroke-color="#999999" draw:fill="solid" draw:fill-color="#ffffd7" draw:textarea-horizontal-align="justify" draw:textarea-vertical-align="middle" draw:auto-grow-height="false" fo:min-height="2.25cm" fo:min-width="4.5cm"/>
      <style:paragraph-properties style:writing-mode="lr-tb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 style:list-style-name="L1">
      <style:graphic-properties svg:stroke-color="#999999" draw:fill="solid" draw:fill-color="#b4c7dc" draw:textarea-horizontal-align="justify" draw:textarea-vertical-align="middle" draw:auto-grow-height="false" fo:min-height="0.5cm" fo:min-width="5.25cm"/>
      <style:paragraph-properties style:writing-mode="lr-tb"/>
    </style:style>
    <style:style style:name="gr16" style:family="graphic" style:parent-style-name="standard" style:list-style-name="L1">
      <style:graphic-properties svg:stroke-color="#999999" draw:fill="solid" draw:fill-color="#b4c7dc" draw:textarea-horizontal-align="justify" draw:textarea-vertical-align="middle" draw:auto-grow-height="false" fo:min-height="6.25cm" fo:min-width="5.2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background-color="#ffffff"/>
    </style:style>
    <style:style style:name="P3" style:family="paragraph">
      <style:paragraph-properties fo:text-align="center" style:writing-mode="lr-tb"/>
      <style:text-properties fo:font-size="13pt" style:font-size-asian="16pt" style:font-size-complex="16pt"/>
    </style:style>
    <style:style style:name="P4" style:family="paragraph">
      <loext:graphic-properties draw:fill="solid" draw:fill-color="#eeeeee"/>
      <style:paragraph-properties fo:text-align="center" style:writing-mode="lr-tb"/>
      <style:text-properties fo:font-size="13pt" style:font-size-asian="16pt" style:font-size-complex="16pt"/>
    </style:style>
    <style:style style:name="P5" style:family="paragraph">
      <style:paragraph-properties fo:text-align="start" style:writing-mode="lr-tb"/>
      <style:text-properties fo:font-size="11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7" style:family="paragraph">
      <loext:graphic-properties draw:fill="solid" draw:fill-color="#eeeeee"/>
      <style:paragraph-properties fo:text-align="start" style:writing-mode="lr-tb"/>
      <style:text-properties fo:font-size="11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6pt" style:font-size-complex="16pt"/>
    </style:style>
    <style:style style:name="P9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10" style:family="paragraph">
      <loext:graphic-properties draw:fill="solid" draw:fill-color="#ffffd7"/>
      <style:paragraph-properties fo:text-align="center" style:writing-mode="lr-tb"/>
      <style:text-properties fo:font-size="13pt" style:font-size-asian="16pt" style:font-size-complex="16pt"/>
    </style:style>
    <style:style style:name="P11" style:family="paragraph">
      <loext:graphic-properties draw:fill="solid"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12" style:family="paragraph">
      <loext:graphic-properties draw:fill="solid" draw:fill-color="#b7f1ee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6pt" style:font-size-complex="16pt"/>
    </style:style>
    <style:style style:name="P13" style:family="paragraph">
      <loext:graphic-properties draw:fill="solid" draw:fill-color="#b7f1ee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14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6pt" style:font-size-complex="1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6pt" style:font-size-complex="16pt"/>
    </style:style>
    <style:style style:name="P17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T1" style:family="text">
      <style:text-properties fo:background-color="#ffffff"/>
    </style:style>
    <style:style style:name="T2" style:family="text">
      <style:text-properties fo:font-size="13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1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2" draw:layer="layout" svg:x1="1cm" svg:y1="1.5cm" svg:x2="27.4cm" svg:y2="1.5cm">
          <text:p text:style-name="P1"><text:span text:style-name="T1">Data Vault</text:span></text:p>
        </draw:line>
        <draw:custom-shape draw:style-name="gr2" draw:text-style-name="P4" draw:layer="layout" svg:width="5cm" svg:height="0.75cm" svg:x="7.95cm" svg:y="2.5cm">
          <text:p text:style-name="P3"><text:span text:style-name="T2">h_ord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1" draw:id="id1" draw:layer="layout" svg:width="5cm" svg:height="2.25cm" svg:x="7.95cm" svg:y="3.25cm">
          <text:p text:style-name="P5"><text:span text:style-name="T3">h_order_rk: int</text:span></text:p>
          <text:p text:style-name="P6"><text:span text:style-name="T3">order_id: int</text:span></text:p>
          <text:p text:style-name="P6"><text:span text:style-name="T3">source_system: string</text:span></text:p>
          <text:p text:style-name="P5"><text:span text:style-name="T4">processed_dttm: dateti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0.75cm" svg:x="7.95cm" svg:y="9cm">
          <text:p text:style-name="P8"><text:span text:style-name="T5">h_supplier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6" draw:id="id6" draw:layer="layout" svg:width="5cm" svg:height="2.25cm" svg:x="7.95cm" svg:y="9.75cm">
          <text:p text:style-name="P6"><text:span text:style-name="T3">h_supplier_rk: int</text:span></text:p>
          <text:p text:style-name="P6"><text:span text:style-name="T3">supplier_id: int</text:span></text:p>
          <text:p text:style-name="P6"><text:span text:style-name="T3">source_system: string</text:span></text:p>
          <text:p text:style-name="P6"><text:span text:style-name="T3">processed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5cm" svg:height="0.75cm" svg:x="14.7cm" svg:y="6cm">
          <text:p text:style-name="P3"><text:span text:style-name="T2">l_user_post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5cm" svg:height="2.5cm" svg:x="14.7cm" svg:y="6.75cm">
          <text:p text:style-name="P6"><text:span text:style-name="T3">l_user_post_rk: bigint</text:span></text:p>
          <text:p text:style-name="P6"><text:span text:style-name="T3">h_user_rk: bigint</text:span></text:p>
          <text:p text:style-name="P6"><text:span text:style-name="T3">h_post_rk: bigint</text:span></text:p>
          <text:p text:style-name="P6"><text:span text:style-name="T3">source_system: string</text:span></text:p>
          <text:p text:style-name="P6"><text:span text:style-name="T3">processed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5.55cm" svg:height="0.75cm" svg:x="1.2cm" svg:y="2.5cm">
          <text:p text:style-name="P8"><text:span text:style-name="T5">s_product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xml:id="id7" draw:id="id7" draw:layer="layout" svg:width="5.55cm" svg:height="4.25cm" svg:x="1.2cm" svg:y="3.25cm">
          <text:p text:style-name="P6"><text:span text:style-name="T3">h_product_rk: int</text:span></text:p>
          <text:p text:style-name="P6"><text:span text:style-name="T3">ProductName: nvarchar(40)</text:span></text:p>
          <text:p text:style-name="P6"><text:span text:style-name="T3">QuantityPerUnit: int</text:span></text:p>
          <text:p text:style-name="P6"><text:span text:style-name="T3">UnitPrice: float</text:span></text:p>
          <text:p text:style-name="P6"><text:span text:style-name="T3">Discontinued: int</text:span><text:span text:style-name="T3"><text:line-break/></text:span><text:span text:style-name="T3">source_system: string</text:span></text:p>
          <text:p text:style-name="P6"><text:span text:style-name="T3">processed_dttm: datetime</text:span></text:p>
          <text:p text:style-name="P6"><text:span text:style-name="T3">valid_from_dttm: datetime</text:span></text:p>
          <text:p text:style-name="P6"><text:span text:style-name="T3">valid_to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5.55cm" svg:height="0.75cm" svg:x="1.25cm" svg:y="7.75cm">
          <text:p text:style-name="P8"><text:span text:style-name="T5">s_suppl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8" draw:id="id8" draw:layer="layout" svg:width="5.55cm" svg:height="6cm" svg:x="1.25cm" svg:y="8.5cm">
          <text:p text:style-name="P6"><text:span text:style-name="T3">h_supplier_rk: int</text:span></text:p>
          <text:p text:style-name="P6"><text:span text:style-name="T3">CompanyName: nvarchar(40)</text:span></text:p>
          <text:p text:style-name="P6"><text:span text:style-name="T3">ContactName: nvarchar(40)</text:span></text:p>
          <text:p text:style-name="P6"><text:span text:style-name="T3">Address: nvarchar(40)</text:span></text:p>
          <text:p text:style-name="P6"><text:span text:style-name="T3">City: nvarchar(40)</text:span></text:p>
          <text:p text:style-name="P6"><text:span text:style-name="T3">Region: nvarchar(40)</text:span></text:p>
          <text:p text:style-name="P6"><text:span text:style-name="T3">PostalCode: nvarchar(40)</text:span></text:p>
          <text:p text:style-name="P6"><text:span text:style-name="T3">Country: nvarchar(40)</text:span></text:p>
          <text:p text:style-name="P6"><text:span text:style-name="T3">Phone: nvarchar(40)</text:span></text:p>
          <text:p text:style-name="P6"><text:span text:style-name="T3">source_system: string</text:span></text:p>
          <text:p text:style-name="P6"><text:span text:style-name="T3">processed_dttm: datetime</text:span></text:p>
          <text:p text:style-name="P6"><text:span text:style-name="T3">valid_from_dttm: datetime</text:span></text:p>
          <text:p text:style-name="P6"><text:span text:style-name="T3">valid_to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5cm" svg:height="0.75cm" svg:x="14.7cm" svg:y="6cm">
          <text:p text:style-name="P3"><text:span text:style-name="T2">l_product_suppli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5" draw:id="id5" draw:layer="layout" svg:width="5cm" svg:height="2.5cm" svg:x="14.7cm" svg:y="6.75cm">
          <text:p text:style-name="P6"><text:span text:style-name="T3">l_product_supplier_rk: int</text:span></text:p>
          <text:p text:style-name="P6"><text:span text:style-name="T3">h_product_rk: int</text:span></text:p>
          <text:p text:style-name="P6"><text:span text:style-name="T3">h_supplier_rk: int</text:span></text:p>
          <text:p text:style-name="P6"><text:span text:style-name="T3">source_system: string</text:span></text:p>
          <text:p text:style-name="P6"><text:span text:style-name="T3">processed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5cm" svg:height="0.75cm" svg:x="14.7cm" svg:y="2.5cm">
          <text:p text:style-name="P8"><text:span text:style-name="T5">l_order_produc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" draw:id="id2" draw:layer="layout" svg:width="5cm" svg:height="2.5cm" svg:x="14.7cm" svg:y="3.25cm">
          <text:p text:style-name="P6"><text:span text:style-name="T3">l_order_product_rk: int</text:span></text:p>
          <text:p text:style-name="P6"><text:span text:style-name="T3">h_order_rk: int</text:span></text:p>
          <text:p text:style-name="P6"><text:span text:style-name="T3">h_product_rk: int</text:span></text:p>
          <text:p text:style-name="P6"><text:span text:style-name="T3">source_system: string</text:span></text:p>
          <text:p text:style-name="P6"><text:span text:style-name="T3">processed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5cm" svg:height="0.75cm" svg:x="7.95cm" svg:y="5.75cm">
          <text:p text:style-name="P3"><text:span text:style-name="T2">h_produc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4" draw:id="id4" draw:layer="layout" svg:width="5cm" svg:height="2.25cm" svg:x="7.95cm" svg:y="6.5cm">
          <text:p text:style-name="P6"><text:span text:style-name="T3">h_product_rk: int</text:span></text:p>
          <text:p text:style-name="P6"><text:span text:style-name="T3">product_id: int</text:span></text:p>
          <text:p text:style-name="P6"><text:span text:style-name="T3">source_system: string</text:span></text:p>
          <text:p text:style-name="P5"><text:span text:style-name="T4">processed_dttm: datetime</text:span></text:p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curve" svg:x1="12.95cm" svg:y1="4.375cm" svg:x2="14.7cm" svg:y2="4.5cm" draw:start-shape="id1" draw:start-glue-point="1" draw:end-shape="id2" draw:end-glue-point="3" svg:d="M12950 4375c1312 0 438 125 1750 125" svg:viewBox="0 0 1751 126">
          <text:p/>
        </draw:connector>
        <draw:connector draw:style-name="gr14" draw:text-style-name="P15" draw:layer="layout" draw:type="curve" svg:x1="12.95cm" svg:y1="6.125cm" svg:x2="14.7cm" svg:y2="4.5cm" draw:start-shape="id3" draw:start-glue-point="1" draw:end-shape="id2" draw:end-glue-point="3" svg:d="M12950 6125c1312 0 438-1625 1750-1625" svg:viewBox="0 0 1751 1626">
          <text:p/>
        </draw:connector>
        <draw:connector draw:style-name="gr14" draw:text-style-name="P15" draw:layer="layout" draw:type="curve" svg:x1="12.95cm" svg:y1="7.625cm" svg:x2="14.7cm" svg:y2="8cm" draw:start-shape="id4" draw:start-glue-point="1" draw:end-shape="id5" draw:end-glue-point="3" svg:d="M12950 7625c1312 0 438 375 1750 375" svg:viewBox="0 0 1751 376">
          <text:p/>
        </draw:connector>
        <draw:connector draw:style-name="gr14" draw:text-style-name="P15" draw:layer="layout" draw:type="curve" svg:x1="12.95cm" svg:y1="10.875cm" svg:x2="14.7cm" svg:y2="8cm" draw:start-shape="id6" draw:start-glue-point="1" draw:end-shape="id5" draw:end-glue-point="3" svg:d="M12950 10875c1312 0 438-2875 1750-2875" svg:viewBox="0 0 1751 2876">
          <text:p/>
        </draw:connector>
        <draw:connector draw:style-name="gr14" draw:text-style-name="P15" draw:layer="layout" draw:type="curve" svg:x1="6.75cm" svg:y1="5.375cm" svg:x2="7.95cm" svg:y2="7.625cm" draw:start-shape="id7" draw:start-glue-point="1" draw:end-shape="id4" draw:end-glue-point="3" svg:d="M6750 5375c900 0 300 2250 1200 2250" svg:viewBox="0 0 1201 2251">
          <text:p/>
        </draw:connector>
        <draw:connector draw:style-name="gr14" draw:text-style-name="P15" draw:layer="layout" draw:type="curve" svg:x1="6.8cm" svg:y1="11.5cm" svg:x2="7.95cm" svg:y2="10.875cm" draw:start-shape="id8" draw:start-glue-point="1" draw:end-shape="id6" draw:end-glue-point="3" svg:d="M6800 11500c862 0 288-625 1150-625" svg:viewBox="0 0 1151 626">
          <text:p/>
        </draw:connector>
        <draw:custom-shape draw:style-name="gr15" draw:text-style-name="P16" draw:layer="layout" svg:width="5.75cm" svg:height="0.75cm" svg:x="21.25cm" svg:y="2.5cm">
          <text:p text:style-name="P8"><text:span text:style-name="T5">l_s_order_product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xml:id="id9" draw:id="id9" draw:layer="layout" svg:width="5.75cm" svg:height="6.5cm" svg:x="21.25cm" svg:y="3.25cm">
          <text:p text:style-name="P6"><text:span text:style-name="T3">l_order_product_rk: int</text:span></text:p>
          <text:p text:style-name="P6"><text:span text:style-name="T3">UnitPrice: float</text:span></text:p>
          <text:p text:style-name="P6"><text:span text:style-name="T3">Quantity: int</text:span></text:p>
          <text:p text:style-name="P6"><text:span text:style-name="T3">Discount: float</text:span></text:p>
          <text:p text:style-name="P6"><text:span text:style-name="T3">OrderDate: date</text:span></text:p>
          <text:p text:style-name="P6"><text:span text:style-name="T3">RequiredDate: date</text:span></text:p>
          <text:p text:style-name="P6"><text:span text:style-name="T3">Freight: float</text:span></text:p>
          <text:p text:style-name="P6"><text:span text:style-name="T3">ShipAddress: nvarchar(60)</text:span></text:p>
          <text:p text:style-name="P6"><text:span text:style-name="T3">ShipCity: nvarchar(30)</text:span></text:p>
          <text:p text:style-name="P6"><text:span text:style-name="T3">ShipRegion: nvarchar(30)</text:span></text:p>
          <text:p text:style-name="P6"><text:span text:style-name="T3">ShipPostalCode: nvarchar(30)</text:span></text:p>
          <text:p text:style-name="P6"><text:span text:style-name="T3">ShipCountry: nvarchar(20)</text:span></text:p>
          <text:p text:style-name="P6"><text:span text:style-name="T3">source_system: string</text:span></text:p>
          <text:p text:style-name="P6"><text:span text:style-name="T3">processed_dttm: 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curve" svg:x1="19.7cm" svg:y1="4.5cm" svg:x2="21.25cm" svg:y2="6.5cm" draw:start-shape="id2" draw:start-glue-point="1" draw:end-shape="id9" draw:end-glue-point="3" svg:d="M19700 4500c1162 0 388 2000 1550 2000" svg:viewBox="0 0 1551 2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.4cm" fo:page-height="1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3T11:14:29.635582778</meta:creation-date>
    <meta:generator>LibreOffice/7.1.7.2$Linux_X86_64 LibreOffice_project/10$Build-2</meta:generator>
    <dc:date>2022-05-14T12:36:45.321792706</dc:date>
    <meta:editing-duration>PT4H48M34S</meta:editing-duration>
    <meta:editing-cycles>109</meta:editing-cycles>
    <meta:document-statistic meta:object-count="26"/>
  </office:meta>
</office:document-meta>
</file>